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6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2802">
            <text:p>2802</text:p>
          </table:table-cell>
          <table:table-cell table:style-name="ACE-0" office:value-type="float" office:value="27">
            <text:p>27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7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5742">
            <text:p>5742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2000000000000002">
            <text:p>−3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8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6242">
            <text:p>6242</text:p>
          </table:table-cell>
          <table:table-cell table:style-name="ACE-0" office:value-type="float" office:value="37">
            <text:p>37</text:p>
          </table:table-cell>
          <table:table-cell table:style-name="ACE-0" office:value-type="string">
            <text:p>Hydrobia sp. shells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89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7530">
            <text:p>753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Ostrea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5.5">
            <text:p>−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90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7943">
            <text:p>7943</text:p>
          </table:table-cell>
          <table:table-cell table:style-name="ACE-0" office:value-type="float" office:value="34">
            <text:p>34</text:p>
          </table:table-cell>
          <table:table-cell table:style-name="ACE-0" office:value-type="string">
            <text:p>Cerastoderma sp.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24991</text:p>
          </table:table-cell>
          <table:table-cell table:style-name="ACE-0" office:value-type="float" office:value="55.990000000000002">
            <text:p>55.99</text:p>
          </table:table-cell>
          <table:table-cell table:style-name="ACE-0" office:value-type="float" office:value="12.050000000000001">
            <text:p>12.05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wig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0999999999999996">
            <text:p>−6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7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4</text:p>
          </table:table-cell>
          <table:table-cell table:style-name="ACE-0" office:value-type="float" office:value="55.780000000000001">
            <text:p>55.78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8310">
            <text:p>83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1.199999999999999">
            <text:p>−21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5</text:p>
          </table:table-cell>
          <table:table-cell table:style-name="ACE-0" office:value-type="float" office:value="55.780000000000001">
            <text:p>55.78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9155">
            <text:p>915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5.5">
            <text:p>−25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7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9200">
            <text:p>920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">
            <text:p>−18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288</text:p>
          </table:table-cell>
          <table:table-cell table:style-name="ACE-0" office:value-type="float" office:value="55.770000000000003">
            <text:p>55.77</text:p>
          </table:table-cell>
          <table:table-cell table:style-name="ACE-0" office:value-type="float" office:value="12.74">
            <text:p>12.74</text:p>
          </table:table-cell>
          <table:table-cell table:style-name="ACE-0" office:value-type="float" office:value="9380">
            <text:p>93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600000000000001">
            <text:p>−20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01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y plant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">
            <text:p>−1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03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9475">
            <text:p>9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acoma balthic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04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975">
            <text:p>89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australi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6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455">
            <text:p>84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399999999999999">
            <text:p>−16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7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565">
            <text:p>856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ittorina littorea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6.5">
            <text:p>−1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8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9270">
            <text:p>92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erastoderma edulis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8.399999999999999">
            <text:p>−18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29</text:p>
          </table:table-cell>
          <table:table-cell table:style-name="ACE-0" office:value-type="float" office:value="55.960000000000001">
            <text:p>55.96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095">
            <text:p>809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Remains of land plan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00000000000001">
            <text:p>−19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30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940">
            <text:p>89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00000000000001">
            <text:p>−18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31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09999999999999">
            <text:p>12.61</text:p>
          </table:table-cell>
          <table:table-cell table:style-name="ACE-0" office:value-type="float" office:value="8740">
            <text:p>87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orylus avallana nu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R-8632</text:p>
          </table:table-cell>
          <table:table-cell table:style-name="ACE-0" office:value-type="float" office:value="55.939999999999998">
            <text:p>55.94</text:p>
          </table:table-cell>
          <table:table-cell table:style-name="ACE-0" office:value-type="float" office:value="12.619999999999999">
            <text:p>12.62</text:p>
          </table:table-cell>
          <table:table-cell table:style-name="ACE-0" office:value-type="float" office:value="8765">
            <text:p>876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cirpus maritimus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0.300000000000001">
            <text:p>−20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30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10">
            <text:p>65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1299999999999999">
            <text:p>1.1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82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050">
            <text:p>605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82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184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10">
            <text:p>59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9500000000000002">
            <text:p>3.9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2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899999999999999">
            <text:p>2.1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72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600000000000001">
            <text:p>3.0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88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340">
            <text:p>63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95">
            <text:p>1.9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5600000000000001">
            <text:p>2.5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130">
            <text:p>513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1400000000000001">
            <text:p>3.1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290">
            <text:p>529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2999999999999998">
            <text:p>3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230">
            <text:p>72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070000000000000007">
            <text:p>−0.0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290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200">
            <text:p>72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48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70">
            <text:p>6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5499999999999998">
            <text:p>2.5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4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80">
            <text:p>6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.1499999999999999">
            <text:p>3.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6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630">
            <text:p>66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6000000000000001">
            <text:p>0.2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6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20">
            <text:p>5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Twigs <text:s/>branche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0600000000000001">
            <text:p>3.06</text:p>
          </table:table-cell>
          <table:table-cell table:style-name="ACE-0" office:value-type="float" office:value="1.2247448713915892">
            <text:p>1.2247449</text:p>
          </table:table-cell>
          <table:table-cell table:style-name="ACE-0" office:value-type="float" office:value="1.2247448713915892">
            <text:p>1.2247448713915892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6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599999999999998">
            <text:p>3.2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460">
            <text:p>6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90">
            <text:p>659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17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50">
            <text:p>58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0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499999999999998">
            <text:p>3.0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02">
            <text:p>3.0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000000000000002">
            <text:p>3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23">
            <text:p>3.2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1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6000000000000001">
            <text:p>3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6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090">
            <text:p>7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2000000000000002">
            <text:p>2.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6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Tree roo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8500000000000001">
            <text:p>1.8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26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740">
            <text:p>674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0499999999999998">
            <text:p>2.0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37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37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530">
            <text:p>553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2300000000000004">
            <text:p>4.2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1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4970">
            <text:p>49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1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910">
            <text:p>691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200000000000001">
            <text:p>1.6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3700000000000001">
            <text:p>2.3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680">
            <text:p>568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200000000000001">
            <text:p>1.8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352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77">
            <text:p>1.7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198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714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59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410">
            <text:p>74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6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61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1200000000000001">
            <text:p>4.1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6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990">
            <text:p>59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4970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7060">
            <text:p>706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54">
            <text:p>1.54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105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500000000000001">
            <text:p>2.8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10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3210">
            <text:p>3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200000000000002">
            <text:p>3.72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10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63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12.1">
            <text:p>12.1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7000000000000002">
            <text:p>3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664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12.1">
            <text:p>12.1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Quercus sp.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Rasmussen199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7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773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25">
            <text:p>2.2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5992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5820">
            <text:p>58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8999999999999999">
            <text:p>3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036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12.58">
            <text:p>12.58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Quercus sp. roo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9000000000000004">
            <text:p>−5.9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199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856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720">
            <text:p>67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-6857</text:p>
          </table:table-cell>
          <table:table-cell table:style-name="ACE-0" office:value-type="float" office:value="55.850000000000001">
            <text:p>55.85</text:p>
          </table:table-cell>
          <table:table-cell table:style-name="ACE-0" office:value-type="float" office:value="12.550000000000001">
            <text:p>12.55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Christensen201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2496</text:p>
          </table:table-cell>
          <table:table-cell table:style-name="ACE-0" office:value-type="float" office:value="55.68">
            <text:p>55.68</text:p>
          </table:table-cell>
          <table:table-cell table:style-name="ACE-0" office:value-type="float" office:value="12.859999999999999">
            <text:p>12.86</text:p>
          </table:table-cell>
          <table:table-cell table:style-name="ACE-0" office:value-type="float" office:value="8660">
            <text:p>8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Cladium mariscus fruit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699999999999999">
            <text:p>−15.7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42497</text:p>
          </table:table-cell>
          <table:table-cell table:style-name="ACE-0" office:value-type="float" office:value="55.82">
            <text:p>55.82</text:p>
          </table:table-cell>
          <table:table-cell table:style-name="ACE-0" office:value-type="float" office:value="12.720000000000001">
            <text:p>12.72</text:p>
          </table:table-cell>
          <table:table-cell table:style-name="ACE-0" office:value-type="float" office:value="9240">
            <text:p>9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hragmites australis remain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6">
            <text:p>−26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BennikeEtal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-10665</text:p>
          </table:table-cell>
          <table:table-cell table:style-name="ACE-0" office:value-type="float" office:value="55.670000000000002">
            <text:p>55.67</text:p>
          </table:table-cell>
          <table:table-cell table:style-name="ACE-0" office:value-type="float" office:value="12.58">
            <text:p>12.58</text:p>
          </table:table-cell>
          <table:table-cell table:style-name="ACE-0" office:value-type="float" office:value="8225">
            <text:p>822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Pinus sylvestris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1.1180339887498949">
            <text:p>1.118034</text:p>
          </table:table-cell>
          <table:table-cell table:style-name="ACE-0" office:value-type="float" office:value="1.1180339887498949">
            <text:p>1.118033988749895</text:p>
          </table:table-cell>
          <table:table-cell table:style-name="ACE-0" office:value-type="string">
            <text:p>Fischer1993</text:p>
          </table:table-cell>
          <table:table-cell table:number-columns-repeated="240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35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5">
          <table:table-cell table:number-columns-repeated="256" table:style-name="ACE-0"/>
        </table:table-row>
        <table:table-row table:style-name="AROW-0">
          <table:table-cell table:number-columns-repeated="256" table:style-name="Gnumeric-default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7">
          <gnm:selection gnm:start-col="0" gnm:start-row="7" gnm:end-col="0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8:33:3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